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ource Code Pro" svg:font-family="'Source Code Pro'"/>
    <style:font-face style:name="Times Roman Numeral" svg:font-family="'Times Roman Numeral'"/>
    <style:font-face style:name="Serif" svg:font-family="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style:text-properties fo:color="#000000" style:font-name="Serif" fo:font-size="12pt" fo:text-shadow="none" fo:font-weight="normal" officeooo:rsid="000f2f13" officeooo:paragraph-rsid="000f2f13" style:font-size-asian="12pt" style:font-weight-asian="normal" style:font-size-complex="12pt" style:font-weight-complex="normal"/>
    </style:style>
    <style:style style:name="P2" style:family="paragraph" style:parent-style-name="Standard">
      <style:paragraph-properties fo:line-height="100%"/>
      <style:text-properties fo:color="#000000" style:font-name="Serif" fo:font-size="12pt" fo:text-shadow="none" style:text-underline-style="none" fo:font-weight="bold" officeooo:rsid="000f2f13" officeooo:paragraph-rsid="000f2f13" style:font-size-asian="12pt" style:font-weight-asian="bold" style:font-size-complex="12pt" style:font-weight-complex="bold"/>
    </style:style>
    <style:style style:name="P3" style:family="paragraph" style:parent-style-name="Standard">
      <style:paragraph-properties fo:line-height="100%"/>
      <style:text-properties fo:color="#000000" style:font-name="Serif" fo:font-size="12pt" fo:text-shadow="none" style:text-underline-style="none" fo:font-weight="bold" officeooo:paragraph-rsid="000f2f13" style:font-size-asian="12pt" style:font-weight-asian="bold" style:font-size-complex="12pt" style:font-weight-complex="bold"/>
    </style:style>
    <style:style style:name="P4" style:family="paragraph" style:parent-style-name="Standard">
      <style:paragraph-properties fo:line-height="100%" fo:text-align="center" style:justify-single-word="false"/>
      <style:text-properties fo:color="#000000" style:font-name="Serif" fo:font-size="12pt" fo:font-style="italic" fo:text-shadow="none" fo:font-weight="normal" officeooo:rsid="000f2f13" officeooo:paragraph-rsid="000f2f13" style:font-size-asian="12pt" style:font-style-asian="italic" style:font-weight-asian="normal" style:font-size-complex="12pt" style:font-style-complex="italic" style:font-weight-complex="normal"/>
    </style:style>
    <style:style style:name="P5" style:family="paragraph" style:parent-style-name="Text_20_body" style:list-style-name="L3">
      <style:paragraph-properties fo:line-height="100%"/>
      <style:text-properties fo:color="#000000" style:font-name="Serif" fo:font-size="12pt" fo:text-shadow="none" fo:font-weight="normal" officeooo:rsid="000f2f13" officeooo:paragraph-rsid="000f2f13" style:font-size-asian="12pt" style:font-weight-asian="normal" style:font-size-complex="12pt" style:font-weight-complex="normal"/>
    </style:style>
    <style:style style:name="P6" style:family="paragraph" style:parent-style-name="Text_20_body">
      <style:paragraph-properties fo:line-height="100%"/>
      <style:text-properties fo:color="#000000" style:font-name="Serif" fo:font-size="12pt" fo:text-shadow="none" fo:font-weight="normal" style:font-size-asian="12pt" style:font-weight-asian="normal" style:font-size-complex="12pt" style:font-weight-complex="normal"/>
    </style:style>
    <style:style style:name="P7" style:family="paragraph" style:parent-style-name="Text_20_body" style:list-style-name="L2">
      <style:paragraph-properties fo:line-height="100%"/>
      <style:text-properties fo:color="#000000" style:font-name="Serif" fo:font-size="12pt" fo:text-shadow="none" fo:font-weight="normal" officeooo:paragraph-rsid="000f2f13" style:font-size-asian="12pt" style:font-weight-asian="normal" style:font-size-complex="12pt" style:font-weight-complex="normal"/>
    </style:style>
    <style:style style:name="P8" style:family="paragraph" style:parent-style-name="Text_20_body">
      <style:paragraph-properties fo:line-height="100%"/>
      <style:text-properties fo:color="#000000" style:font-name="Serif" fo:font-size="12pt" fo:text-shadow="none" fo:font-weight="normal" officeooo:paragraph-rsid="000f2f13" style:font-size-asian="12pt" style:font-weight-asian="normal" style:font-size-complex="12pt" style:font-weight-complex="normal"/>
    </style:style>
    <style:style style:name="P9" style:family="paragraph" style:parent-style-name="Text_20_body">
      <style:paragraph-properties fo:line-height="100%"/>
      <style:text-properties fo:color="#000000" style:font-name="Serif" fo:font-size="12pt" fo:text-shadow="none" fo:font-weight="normal" officeooo:rsid="0010cffd" officeooo:paragraph-rsid="0010cffd" style:font-size-asian="12pt" style:font-weight-asian="normal" style:font-size-complex="12pt" style:font-weight-complex="normal"/>
    </style:style>
    <style:style style:name="P10" style:family="paragraph" style:parent-style-name="Text_20_body" style:list-style-name="L3">
      <style:paragraph-properties fo:line-height="100%"/>
      <style:text-properties fo:color="#000000" style:font-name="Serif" fo:font-size="12pt" fo:text-shadow="none" fo:font-weight="normal" officeooo:rsid="0010e021" officeooo:paragraph-rsid="0010e021" style:font-size-asian="12pt" style:font-weight-asian="normal" style:font-size-complex="12pt" style:font-weight-complex="normal"/>
    </style:style>
    <style:style style:name="P11" style:family="paragraph" style:parent-style-name="Text_20_body" style:list-style-name="L3">
      <style:paragraph-properties fo:line-height="100%"/>
      <style:text-properties fo:color="#000000" style:font-name="Serif" fo:font-size="12pt" fo:text-shadow="none" fo:font-weight="normal" officeooo:rsid="00111eba" officeooo:paragraph-rsid="00111eba" style:font-size-asian="12pt" style:font-weight-asian="normal" style:font-size-complex="12pt" style:font-weight-complex="normal"/>
    </style:style>
    <style:style style:name="P12" style:family="paragraph" style:parent-style-name="Text_20_body">
      <style:paragraph-properties fo:line-height="100%"/>
      <style:text-properties fo:color="#000000" style:font-name="Serif" fo:font-size="12pt" fo:text-shadow="none" style:text-underline-style="none" fo:font-weight="bold" officeooo:rsid="000f2f13" officeooo:paragraph-rsid="000f2f13" style:font-size-asian="12pt" style:font-weight-asian="bold" style:font-size-complex="12pt" style:font-weight-complex="bold"/>
    </style:style>
    <style:style style:name="P13" style:family="paragraph" style:parent-style-name="Text_20_body">
      <style:paragraph-properties fo:line-height="100%"/>
      <style:text-properties fo:color="#000000" style:font-name="Serif" fo:font-size="12pt" fo:text-shadow="none" fo:font-weight="bold" officeooo:rsid="000f2f13" officeooo:paragraph-rsid="000f2f13" style:font-size-asian="12pt" style:font-weight-asian="bold" style:font-size-complex="12pt" style:font-weight-complex="bold"/>
    </style:style>
    <style:style style:name="P14" style:family="paragraph" style:parent-style-name="Text_20_body" style:list-style-name="L1">
      <style:paragraph-properties fo:margin-top="0in" fo:margin-bottom="0.222in" loext:contextual-spacing="false" fo:line-height="100%" style:writing-mode="lr-tb"/>
      <style:text-properties fo:font-variant="normal" fo:text-transform="none" fo:color="#000000" style:text-line-through-style="none" style:text-line-through-type="none" style:font-name="Serif" fo:font-size="12pt" fo:font-style="normal" fo:text-shadow="none" style:text-underline-style="none" fo:font-weight="normal" style:text-blinking="false" fo:background-color="transparent" style:font-size-asian="12pt" style:font-weight-asian="normal" style:font-size-complex="12pt" style:font-weight-complex="normal"/>
    </style:style>
    <style:style style:name="P15" style:family="paragraph" style:parent-style-name="Text_20_body" style:list-style-name="L1">
      <style:paragraph-properties fo:margin-top="0in" fo:margin-bottom="0.222in" loext:contextual-spacing="false" fo:line-height="100%" style:writing-mode="lr-tb"/>
      <style:text-properties fo:color="#000000" style:font-name="Serif" fo:font-size="12pt" fo:text-shadow="none" fo:font-weight="normal" style:font-size-asian="12pt" style:font-weight-asian="normal" style:font-size-complex="12pt" style:font-weight-complex="normal"/>
    </style:style>
    <style:style style:name="P16" style:family="paragraph" style:parent-style-name="Text_20_body">
      <style:paragraph-properties fo:margin-top="0in" fo:margin-bottom="0in" loext:contextual-spacing="false" fo:line-height="100%" style:writing-mode="lr-tb"/>
      <style:text-properties fo:color="#000000" style:font-name="Serif" fo:font-size="12pt" fo:text-shadow="none" fo:font-weight="normal" style:font-size-asian="12pt" style:font-weight-asian="normal" style:font-size-complex="12pt" style:font-weight-complex="normal"/>
    </style:style>
    <style:style style:name="T1" style:family="text">
      <style:text-properties officeooo:rsid="000f2f13"/>
    </style:style>
    <style:style style:name="T2"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officeooo:rsid="000f2f13" style:text-blinking="false" fo:background-color="transparent" loext:char-shading-value="0"/>
    </style:style>
    <style:style style:name="T4" style:family="text">
      <style:text-properties fo:font-variant="normal" fo:text-transform="none" style:text-line-through-style="none" style:text-line-through-type="none" fo:font-style="normal" style:text-blinking="false" fo:background-color="transparent" loext:char-shading-value="0"/>
    </style:style>
    <style:style style:name="T5" style:family="text">
      <style:text-properties fo:font-variant="normal" fo:text-transform="none" style:text-line-through-style="none" style:text-line-through-type="none" fo:font-style="normal" officeooo:rsid="000f2f13" style:text-blinking="false" fo:background-color="transparent" loext:char-shading-value="0"/>
    </style:style>
    <style:style style:name="T6" style:family="text">
      <style:text-properties fo:font-variant="normal" fo:text-transform="none" style:text-line-through-style="none" style:text-line-through-type="none" style:text-underline-style="none" style:text-blinking="false" fo:background-color="transparent" loext:char-shading-value="0"/>
    </style:style>
    <style:style style:name="T7" style:family="text">
      <style:text-properties fo:font-variant="normal" fo:text-transform="none" style:text-line-through-style="none" style:text-line-through-type="none" style:text-underline-style="none" officeooo:rsid="000f2f13" style:text-blinking="false" fo:background-color="transparent" loext:char-shading-value="0"/>
    </style:style>
    <style:style style:name="T8" style:family="text">
      <style:text-properties officeooo:rsid="0010cffd"/>
    </style:style>
    <style:style style:name="T9" style:family="text">
      <style:text-properties fo:font-weight="bold" officeooo:rsid="000f2f13" style:font-weight-asian="bold" style:font-weight-complex="bold"/>
    </style:style>
    <style:style style:name="T10" style:family="text">
      <style:text-properties officeooo:rsid="00111eba"/>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ffrey Masucci</text:p>
      <text:p text:style-name="P1">CS 755</text:p>
      <text:p text:style-name="P1"/>
      <text:p text:style-name="P4">Inverted Index Implementation in Hadoop 0.20.0</text:p>
      <text:p text:style-name="P1"/>
      <text:p text:style-name="P2">Introduction</text:p>
      <text:p text:style-name="P1"/>
      <text:p text:style-name="P1">I saw that inverted index was a well defined problem and that solutions existed in hadoop 2.7+. I wanted to challenge myself to write the inverted index in Hadoop 0.20.0. The solution wouldn't need combine multiple files and would allow the user the flexibility to input as many files as needed. <text:span text:style-name="T8">Then, </text:span>use the inverted index to do a comparison between works of literature. Such as the terminology difference between classics and large file of modern day texting. </text:p>
      <text:p text:style-name="P3"><text:span text:style-name="T5"/></text:p>
      <text:p text:style-name="P12"><text:span text:style-name="T4">Design</text:span></text:p>
      <text:list xml:id="list48036744525657263" text:style-name="L2">
        <text:list-item>
          <text:p text:style-name="P7"><text:bookmark text:name="docs-internal-guid-94f7811b-8880-3879-6cd5-c4cf65c8e303"/><text:span text:style-name="T3">From the mapper each word will be outputted with the corresponding filename</text:span></text:p>
        </text:list-item>
        <text:list-item>
          <text:p text:style-name="P7"><text:span text:style-name="T3"><text:s/>T</text:span><text:span text:style-name="T2">he reducer </text:span><text:span text:style-name="T3">will</text:span><text:span text:style-name="T2"> take the word and filename for each occurrence of the word in the file</text:span></text:p>
        </text:list-item>
        <text:list-item>
          <text:p text:style-name="P7"><text:span text:style-name="T3">The word may be present in multiple files </text:span></text:p>
        </text:list-item>
        <text:list-item>
          <text:p text:style-name="P7"><text:span text:style-name="T3">In the reducer <text:s/>a counter will be incremented</text:span><text:span text:style-name="T2"> and stor</text:span><text:span text:style-name="T3">ed</text:span><text:span text:style-name="T2"> a hashmap where the key is the filename and value is count</text:span></text:p>
        </text:list-item>
        <text:list-item>
          <text:p text:style-name="P7"><text:span text:style-name="T3">The </text:span><text:span text:style-name="T2">reducer </text:span><text:span text:style-name="T3">will </text:span><text:span text:style-name="T2">output the word,filename,count and number of files the word resides in</text:span></text:p>
        </text:list-item>
        <text:list-item>
          <text:p text:style-name="P7"><text:span text:style-name="T2">There will be a runner per each file and only one reducer</text:span><text:bookmark text:name="docs-internal-guid-94f78120-8880-5661-d407-a859d5269309"/></text:p>
        </text:list-item>
        <text:list-item>
          <text:p text:style-name="P7"><text:span text:style-name="T3">The reducer will sort and compile all the results and output to one file</text:span></text:p>
        </text:list-item>
        <text:list-item>
          <text:p text:style-name="P7"><text:span text:style-name="T2">The whole process happens in one job so no combination of files needs to be done</text:span></text:p>
        </text:list-item>
      </text:list>
      <text:p text:style-name="P13"><text:span text:style-name="T2">Limitations</text:span></text:p>
      <text:list xml:id="list7207310921771662202" text:style-name="L1">
        <text:list-item>
          <text:p text:style-name="P15"><text:span text:style-name="T3">D</text:span><text:span text:style-name="T2">ue to the use of multi inputs, each multiinput creates a new mapper and the are all being fed the last map.input.file set </text:span><text:span text:style-name="T3">instead of a different parameter per input. </text:span></text:p>
        </text:list-item>
        <text:list-item>
          <text:p text:style-name="P14">To overcome this limitation the use of hadoop 2.7 api is needed as context switching and recursing through a directory is supported</text:p>
        </text:list-item>
        <text:list-item>
          <text:p text:style-name="P14">Or the design needs to be changed to incorporate multi jobs where each job writes to a separate file and all the files are combined by a separate job.</text:p>
        </text:list-item>
      </text:list>
      <text:p text:style-name="P8"><text:span text:style-name="T9">Sample Output</text:span><text:span text:style-name="T1">:</text:span></text:p>
      <text:p text:style-name="P9"><text:soft-page-break/>The first thing outputted is the word, followed by the file name, next is the count finally the number of files the word appears. </text:p>
      <text:p text:style-name="P8"/>
      <text:p text:style-name="P8"><text:bookmark text:name="docs-internal-guid-0d103df6-8880-f7f4-48f9-f52643ae6774"/><text:span text:style-name="T3">a</text:span><text:span text:style-name="T7"> </text:span><text:span text:style-name="T3">shakespear</text:span><text:span text:style-name="T7"> </text:span><text:span text:style-name="T3">127</text:span><text:span text:style-name="T7"> </text:span><text:span text:style-name="T3">1</text:span><text:span text:style-name="T7"> </text:span></text:p>
      <text:p text:style-name="P16"><text:span text:style-name="T2">able</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bout</text:span><text:span text:style-name="T6"> </text:span><text:span text:style-name="T2">shakespear</text:span><text:span text:style-name="T6"> </text:span><text:span text:style-name="T2">4</text:span><text:span text:style-name="T6"> </text:span><text:span text:style-name="T2">1</text:span><text:span text:style-name="T6"> </text:span></text:p>
      <text:p text:style-name="P16"><text:span text:style-name="T2">above</text:span><text:span text:style-name="T6"> </text:span><text:span text:style-name="T2">shakespear</text:span><text:span text:style-name="T6"> </text:span><text:span text:style-name="T2">2</text:span><text:span text:style-name="T6"> </text:span><text:span text:style-name="T2">1</text:span><text:span text:style-name="T6"> </text:span></text:p>
      <text:p text:style-name="P16"><text:span text:style-name="T2">abraham</text:span><text:span text:style-name="T6"> </text:span><text:span text:style-name="T2">shakespear</text:span><text:span text:style-name="T6"> </text:span><text:span text:style-name="T2">6</text:span><text:span text:style-name="T6"> </text:span><text:span text:style-name="T2">1</text:span><text:span text:style-name="T6"> </text:span></text:p>
      <text:p text:style-name="P16"><text:span text:style-name="T2">abroach</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broad</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ccording</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ccount</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ccustom’d</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ct</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ct1</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dd</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dding</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delaide</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dmired</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dversary</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ffections</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ffections’</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fter</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fternoon</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gain</text:span><text:span text:style-name="T6"> </text:span><text:span text:style-name="T2">shakespear</text:span><text:span text:style-name="T6"> </text:span><text:span text:style-name="T2">4</text:span><text:span text:style-name="T6"> </text:span><text:span text:style-name="T2">1</text:span><text:span text:style-name="T6"> </text:span></text:p>
      <text:p text:style-name="P16"><text:span text:style-name="T2">against</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gate</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ge</text:span><text:span text:style-name="T6"> </text:span><text:span text:style-name="T2">shakespear</text:span><text:span text:style-name="T6"> </text:span><text:span text:style-name="T2">4</text:span><text:span text:style-name="T6"> </text:span><text:span text:style-name="T2">1</text:span><text:span text:style-name="T6"> </text:span></text:p>
      <text:p text:style-name="P16"><text:span text:style-name="T2">ago</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gree</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h</text:span><text:span text:style-name="T6"> </text:span><text:span text:style-name="T2">shakespear</text:span><text:span text:style-name="T6"> </text:span><text:span text:style-name="T2">4</text:span><text:span text:style-name="T6"> </text:span><text:span text:style-name="T2">1</text:span><text:span text:style-name="T6"> </text:span></text:p>
      <text:p text:style-name="P16"><text:span text:style-name="T2">aim’d</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ir</text:span><text:span text:style-name="T6"> </text:span><text:span text:style-name="T2">shakespear</text:span><text:span text:style-name="T6"> </text:span><text:span text:style-name="T2">2</text:span><text:span text:style-name="T6"> </text:span><text:span text:style-name="T2">1</text:span><text:span text:style-name="T6"> </text:span></text:p>
      <text:p text:style-name="P16"><text:span text:style-name="T2">airy</text:span><text:span text:style-name="T6"> </text:span><text:span text:style-name="T2">shakespear</text:span><text:span text:style-name="T6"> </text:span><text:span text:style-name="T2">1</text:span><text:span text:style-name="T6"> </text:span><text:span text:style-name="T2">1</text:span><text:span text:style-name="T6"> </text:span></text:p>
      <text:p text:style-name="P16"><text:span text:style-name="T2">alas</text:span><text:span text:style-name="T6"> </text:span><text:span text:style-name="T2">shakespear</text:span><text:span text:style-name="T6"> </text:span><text:span text:style-name="T2">2</text:span><text:span text:style-name="T6"> </text:span><text:span text:style-name="T2">1</text:span><text:span text:style-name="T6"> </text:span></text:p>
      <text:p text:style-name="P6"/>
      <text:p text:style-name="P8"><text:span text:style-name="T9">Instructions to execute (Note mulitple inputs are supported, tested with up to ten files)</text:span><text:line-break/></text:p>
      <text:list xml:id="list8558624742234391974" text:style-name="L3">
        <text:list-item>
          <text:p text:style-name="P10">Place this zip in your hadoop directory</text:p>
        </text:list-item>
        <text:list-item>
          <text:p text:style-name="P10">Move the text files in your hadoop directory</text:p>
        </text:list-item>
        <text:list-item>
          <text:p text:style-name="P11">gunzip Project.tar.gz</text:p>
        </text:list-item>
        <text:list-item>
          <text:p text:style-name="P10">jar xvf Project.<text:span text:style-name="T10">tar</text:span></text:p>
        </text:list-item>
        <text:list-item>
          <text:p text:style-name="P5"><text:soft-page-break/>javac -Xlint:all -classpath hadoop-0.20.2-core.jar -d Project/ Project/*.java</text:p>
        </text:list-item>
        <text:list-item>
          <text:p text:style-name="P5">jar cvf Project.jar -C Project/ .</text:p>
        </text:list-item>
        <text:list-item>
          <text:p text:style-name="P5">jar Project.jar Cloud.ApacheLog.Runner {input 1} [outp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ource Code Pro" svg:font-family="'Source Code Pro'"/>
    <style:font-face style:name="Times Roman Numeral" svg:font-family="'Times Roman Numeral'"/>
    <style:font-face style:name="Serif" svg:font-family="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19:55:24.668613433</meta:creation-date>
    <dc:date>2016-05-06T20:23:52.097252536</dc:date>
    <meta:editing-duration>PT9M55S</meta:editing-duration>
    <meta:editing-cycles>3</meta:editing-cycles>
    <meta:generator>LibreOffice/4.4.6.3$Linux_X86_64 LibreOffice_project/40m0$Build-3</meta:generator>
    <meta:document-statistic meta:table-count="0" meta:image-count="0" meta:object-count="0" meta:page-count="3" meta:paragraph-count="60" meta:word-count="512" meta:character-count="2868" meta:non-whitespace-character-count="2395"/>
  </office:meta>
</office:document-meta>
</file>